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d361" officeooo:paragraph-rsid="000cd361"/>
    </style:style>
    <style:style style:name="P2" style:family="paragraph" style:parent-style-name="Standard">
      <style:text-properties officeooo:rsid="000cd361" officeooo:paragraph-rsid="000d3d5f"/>
    </style:style>
    <style:style style:name="P3" style:family="paragraph" style:parent-style-name="Standard">
      <style:text-properties officeooo:rsid="000d3d5f" officeooo:paragraph-rsid="000d3d5f"/>
    </style:style>
    <style:style style:name="P4" style:family="paragraph" style:parent-style-name="Standard">
      <style:text-properties officeooo:rsid="000e006b" officeooo:paragraph-rsid="000e006b"/>
    </style:style>
    <style:style style:name="P5" style:family="paragraph" style:parent-style-name="Standard">
      <style:text-properties officeooo:rsid="000f5c3c" officeooo:paragraph-rsid="000f5c3c"/>
    </style:style>
    <style:style style:name="P6" style:family="paragraph" style:parent-style-name="Standard">
      <style:paragraph-properties fo:margin-left="0in" fo:margin-right="0in" fo:text-indent="0in" style:auto-text-indent="false"/>
      <style:text-properties officeooo:rsid="000cd361" officeooo:paragraph-rsid="000d3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git config --global user.name "ruivandrade"</text:p>
      <text:p text:style-name="P3">git config --global user.email "<text:a xlink:type="simple" xlink:href="mailto:ruivandrade@gmail.com" text:style-name="Internet_20_link" text:visited-style-name="Visited_20_Internet_20_Link">ruivandrade@gmail.com</text:a>"</text:p>
      <text:p text:style-name="P3"/>
      <text:p text:style-name="P4">~/Documents/projects/git/python $</text:p>
      <text:p text:style-name="P4">git init</text:p>
      <text:p text:style-name="P4">Initialized empty Git repository in /home/vmsylvia/Documents/projects/git/python/.git/</text:p>
      <text:p text:style-name="P4"/>
      <text:p text:style-name="P5">git status</text:p>
      <text:p text:style-name="P5"/>
      <text:p text:style-name="P3"/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21:06.086391505</meta:creation-date>
    <dc:date>2018-06-01T17:48:26.565852459</dc:date>
    <meta:editing-duration>PT30S</meta:editing-duration>
    <meta:editing-cycles>1</meta:editing-cycles>
    <meta:document-statistic meta:table-count="0" meta:image-count="0" meta:object-count="0" meta:page-count="1" meta:paragraph-count="6" meta:word-count="24" meta:character-count="234" meta:non-whitespace-character-count="218"/>
    <meta:generator>LibreOffice/5.1.6.2$Linux_X86_64 LibreOffice_project/10m0$Build-2</meta:generator>
  </office:meta>
</office:document-meta>
</file>